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-05-18 07:11:21,757 INFO client.RMProxy: Connecting to ResourceManager at /0.0.0.0:8032</text:p>
      <text:p text:style-name="Standard">2019-05-18 07:11:21,977 WARN mapreduce.JobResourceUploader: Hadoop command-line option parsing not performed. Implement the Tool interface and execute your application with ToolRunner to remedy this.</text:p>
      <text:p text:style-name="Standard">2019-05-18 07:11:22,047 INFO mapreduce.JobResourceUploader: Disabling Erasure Coding for path: /tmp/hadoop-yarn/staging/vi/.staging/job_1558131028259_0002</text:p>
      <text:p text:style-name="Standard">2019-05-18 07:11:22,416 INFO input.FileInputFormat: Total input files to process : 1</text:p>
      <text:p text:style-name="Standard">2019-05-18 07:11:22,790 INFO mapreduce.JobSubmitter: number of splits:1</text:p>
      <text:p text:style-name="Standard">2019-05-18 07:11:22,893 INFO Configuration.deprecation: yarn.resourcemanager.system-metrics-publisher.enabled is deprecated. Instead, use yarn.system-metrics-publisher.enabled</text:p>
      <text:p text:style-name="Standard">2019-05-18 07:11:23,035 INFO mapreduce.JobSubmitter: Submitting tokens for job: job_1558131028259_0002</text:p>
      <text:p text:style-name="Standard">2019-05-18 07:11:23,035 INFO mapreduce.JobSubmitter: Executing with tokens: []</text:p>
      <text:p text:style-name="Standard">2019-05-18 07:11:23,145 INFO conf.Configuration: resource-types.xml not found</text:p>
      <text:p text:style-name="Standard">2019-05-18 07:11:23,145 INFO resource.ResourceUtils: Unable to find 'resource-types.xml'.</text:p>
      <text:p text:style-name="Standard">2019-05-18 07:11:23,190 INFO impl.YarnClientImpl: Submitted application application_1558131028259_0002</text:p>
      <text:p text:style-name="Standard">2019-05-18 07:11:23,217 INFO mapreduce.Job: The url to track the job: http://vi:8088/proxy/application_1558131028259_0002/</text:p>
      <text:p text:style-name="Standard">2019-05-18 07:11:23,218 INFO mapreduce.Job: Running job: job_1558131028259_0002</text:p>
      <text:p text:style-name="Standard">2019-05-18 07:11:31,334 INFO mapreduce.Job: Job job_1558131028259_0002 running in uber mode : false</text:p>
      <text:p text:style-name="Standard">2019-05-18 07:11:31,337 INFO mapreduce.Job: <text:s/>map 0% reduce 0%</text:p>
      <text:p text:style-name="Standard">2019-05-18 07:19:05,359 INFO mapreduce.Job: <text:s/>map 1% reduce 0%</text:p>
      <text:p text:style-name="Standard">2019-05-18 07:33:55,684 INFO mapreduce.Job: <text:s/>map 2% reduce 0%</text:p>
      <text:p text:style-name="Standard">2019-05-18 07:48:45,862 INFO mapreduce.Job: <text:s/>map 3% reduce 0%</text:p>
      <text:p text:style-name="Standard">2019-05-18 08:03:53,940 INFO mapreduce.Job: <text:s/>map 4% reduce 0%</text:p>
      <text:p text:style-name="Standard">2019-05-18 08:18:25,924 INFO mapreduce.Job: <text:s/>map 5% reduce 0%</text:p>
      <text:p text:style-name="Standard">2019-05-18 08:33:21,949 INFO mapreduce.Job: <text:s/>map 6% reduce 0%</text:p>
      <text:p text:style-name="Standard">2019-05-18 08:48:11,911 INFO mapreduce.Job: <text:s/>map 7% reduce 0%</text:p>
      <text:p text:style-name="Standard">2019-05-18 09:02:55,874 INFO mapreduce.Job: <text:s/>map 8% reduce 0%</text:p>
      <text:p text:style-name="Standard">2019-05-18 09:17:44,840 INFO mapreduce.Job: <text:s/>map 9% reduce 0%</text:p>
      <text:p text:style-name="Standard">2019-05-18 09:32:40,812 INFO mapreduce.Job: <text:s/>map 10% reduce 0%</text:p>
      <text:p text:style-name="Standard">2019-05-18 09:48:00,820 INFO mapreduce.Job: <text:s/>map 11% reduce 0%</text:p>
      <text:p text:style-name="Standard">2019-05-18 10:02:50,780 INFO mapreduce.Job: <text:s/>map 12% reduce 0%</text:p>
      <text:p text:style-name="Standard">2019-05-18 10:17:46,756 INFO mapreduce.Job: <text:s/>map 13% reduce 0%</text:p>
      <text:p text:style-name="Standard">2019-05-18 10:33:06,748 INFO mapreduce.Job: <text:s/>map 14% reduce 0%</text:p>
      <text:p text:style-name="Standard">2019-05-18 10:48:02,729 INFO mapreduce.Job: <text:s/>map 15% reduce 0%</text:p>
      <text:p text:style-name="Standard"><text:soft-page-break/>2019-05-18 11:02:58,701 INFO mapreduce.Job: <text:s/>map 16% reduce 0%</text:p>
      <text:p text:style-name="Standard">2019-05-18 11:17:48,678 INFO mapreduce.Job: <text:s/>map 17% reduce 0%</text:p>
      <text:p text:style-name="Standard">2019-05-18 11:32:26,627 INFO mapreduce.Job: <text:s/>map 18% reduce 0%</text:p>
      <text:p text:style-name="Standard">2019-05-18 11:47:22,590 INFO mapreduce.Job: <text:s/>map 19% reduce 0%</text:p>
      <text:p text:style-name="Standard">2019-05-18 12:02:36,574 INFO mapreduce.Job: <text:s/>map 20% reduce 0%</text:p>
      <text:p text:style-name="Standard">2019-05-18 12:17:26,528 INFO mapreduce.Job: <text:s/>map 21% reduce 0%</text:p>
      <text:p text:style-name="Standard">2019-05-18 12:32:16,485 INFO mapreduce.Job: <text:s/>map 22% reduce 0%</text:p>
      <text:p text:style-name="Standard">2019-05-18 12:46:54,445 INFO mapreduce.Job: <text:s/>map 23% reduce 0%</text:p>
      <text:p text:style-name="Standard">2019-05-18 13:01:32,388 INFO mapreduce.Job: <text:s/>map 24% reduce 0%</text:p>
      <text:p text:style-name="Standard">2019-05-18 13:15:52,313 INFO mapreduce.Job: <text:s/>map 25% reduce 0%</text:p>
      <text:p text:style-name="Standard">2019-05-18 13:30:17,338 INFO mapreduce.Job: <text:s/>map 26% reduce 0%</text:p>
      <text:p text:style-name="Standard">2019-05-18 13:44:37,261 INFO mapreduce.Job: <text:s/>map 27% reduce 0%</text:p>
      <text:p text:style-name="Standard">2019-05-18 13:58:51,177 INFO mapreduce.Job: <text:s/>map 28% reduce 0%</text:p>
      <text:p text:style-name="Standard">2019-05-18 14:13:17,134 INFO mapreduce.Job: <text:s/>map 29% reduce 0%</text:p>
      <text:p text:style-name="Standard">2019-05-18 14:27:43,061 INFO mapreduce.Job: <text:s/>map 30% reduce 0%</text:p>
      <text:p text:style-name="Standard">2019-05-18 14:42:08,982 INFO mapreduce.Job: <text:s/>map 31% reduce 0%</text:p>
      <text:p text:style-name="Standard">2019-05-18 14:56:28,913 INFO mapreduce.Job: <text:s/>map 32% reduce 0%</text:p>
      <text:p text:style-name="Standard">2019-05-18 15:10:59,854 INFO mapreduce.Job: <text:s/>map 33% reduce 0%</text:p>
      <text:p text:style-name="Standard">2019-05-18 15:25:31,787 INFO mapreduce.Job: <text:s/>map 34% reduce 0%</text:p>
      <text:p text:style-name="Standard">2019-05-18 15:39:51,698 INFO mapreduce.Job: <text:s/>map 35% reduce 0%</text:p>
      <text:p text:style-name="Standard">2019-05-18 15:54:17,645 INFO mapreduce.Job: <text:s/>map 36% reduce 0%</text:p>
      <text:p text:style-name="Standard">2019-05-18 16:08:37,569 INFO mapreduce.Job: <text:s/>map 37% reduce 0%</text:p>
      <text:p text:style-name="Standard">2019-05-18 16:23:09,490 INFO mapreduce.Job: <text:s/>map 38% reduce 0%</text:p>
      <text:p text:style-name="Standard">2019-05-18 16:37:34,423 INFO mapreduce.Job: <text:s/>map 39% reduce 0%</text:p>
      <text:p text:style-name="Standard">2019-05-18 16:52:00,344 INFO mapreduce.Job: <text:s/>map 40% reduce 0%</text:p>
      <text:p text:style-name="Standard">2019-05-18 17:06:38,287 INFO mapreduce.Job: <text:s/>map 41% reduce 0%</text:p>
      <text:p text:style-name="Standard">2019-05-18 17:21:04,201 INFO mapreduce.Job: <text:s/>map 42% reduce 0%</text:p>
      <text:p text:style-name="Standard">2019-05-18 17:36:12,208 INFO mapreduce.Job: <text:s/>map 43% reduce 0%</text:p>
      <text:p text:style-name="Standard">2019-05-18 17:51:14,301 INFO mapreduce.Job: <text:s/>map 44% reduce 0%</text:p>
      <text:p text:style-name="Standard">2019-05-18 18:06:22,308 INFO mapreduce.Job: <text:s/>map 45% reduce 0%</text:p>
      <text:p text:style-name="Standard">2019-05-18 18:21:24,305 INFO mapreduce.Job: <text:s/>map 46% reduce 0%</text:p>
      <text:p text:style-name="Standard">2019-05-18 18:37:02,316 INFO mapreduce.Job: <text:s/>map 47% reduce 0%</text:p>
      <text:p text:style-name="Standard">2019-05-18 18:52:28,330 INFO mapreduce.Job: <text:s/>map 48% reduce 0%</text:p>
      <text:p text:style-name="Standard">2019-05-18 19:07:36,333 INFO mapreduce.Job: <text:s/>map 49% reduce 0%</text:p>
      <text:p text:style-name="Standard">2019-05-18 19:23:14,345 INFO mapreduce.Job: <text:s/>map 50% reduce 0%</text:p>
      <text:p text:style-name="Standard">2019-05-18 19:38:58,372 INFO mapreduce.Job: <text:s/>map 51% reduce 0%</text:p>
      <text:p text:style-name="Standard">2019-05-18 19:54:30,381 INFO mapreduce.Job: <text:s/>map 52% reduce 0%</text:p>
      <text:p text:style-name="Standard">2019-05-18 20:09:50,396 INFO mapreduce.Job: <text:s/>map 53% reduce 0%</text:p>
      <text:p text:style-name="Standard">2019-05-18 20:24:58,379 INFO mapreduce.Job: <text:s/>map 54% reduce 0%</text:p>
      <text:p text:style-name="Standard">2019-05-18 20:42:48,785 INFO mapreduce.Job: <text:s/>map 55% reduce 0%</text:p>
      <text:p text:style-name="Standard">2019-05-18 21:00:57,001 INFO mapreduce.Job: <text:s/>map 56% reduce 0%</text:p>
      <text:p text:style-name="Standard"><text:soft-page-break/>2019-05-18 21:16:47,034 INFO mapreduce.Job: <text:s/>map 57% reduce 0%</text:p>
      <text:p text:style-name="Standard">2019-05-18 21:33:01,112 INFO mapreduce.Job: <text:s/>map 58% reduce 0%</text:p>
      <text:p text:style-name="Standard">2019-05-18 21:50:39,292 INFO mapreduce.Job: <text:s/>map 59% reduce 0%</text:p>
      <text:p text:style-name="Standard">2019-05-18 22:08:29,518 INFO mapreduce.Job: <text:s/>map 60% reduce 0%</text:p>
      <text:p text:style-name="Standard">2019-05-18 22:26:07,673 INFO mapreduce.Job: <text:s/>map 61% reduce 0%</text:p>
      <text:p text:style-name="Standard">2019-05-18 22:42:21,752 INFO mapreduce.Job: <text:s/>map 62% reduce 0%</text:p>
      <text:p text:style-name="Standard">2019-05-18 22:57:17,719 INFO mapreduce.Job: <text:s/>map 63% reduce 0%</text:p>
      <text:p text:style-name="Standard">2019-05-18 23:12:13,708 INFO mapreduce.Job: <text:s/>map 64% reduce 0%</text:p>
      <text:p text:style-name="Standard">2019-05-18 23:27:08,671 INFO mapreduce.Job: <text:s/>map 65% reduce 0%</text:p>
      <text:p text:style-name="Standard">2019-05-18 23:42:10,668 INFO mapreduce.Job: <text:s/>map 66% reduce 0%</text:p>
      <text:p text:style-name="Standard">2019-05-18 23:57:12,668 INFO mapreduce.Job: <text:s/>map 67% reduce 0%</text:p>
      <text:p text:style-name="Standard">2019-05-19 00:00:14,868 INFO mapreduce.Job: <text:s/>map 100% reduce 0%</text:p>
      <text:p text:style-name="Standard">2019-05-19 00:00:18,877 INFO mapreduce.Job: <text:s/>map 100% reduce 100%</text:p>
      <text:p text:style-name="Standard">2019-05-19 00:00:19,888 INFO mapreduce.Job: Job job_1558131028259_0002 completed successfully</text:p>
      <text:p text:style-name="Standard">2019-05-19 00:00:19,942 INFO mapreduce.Job: Counters: 54</text:p>
      <text:p text:style-name="Standard"><text:tab/>File System Counters</text:p>
      <text:p text:style-name="Standard"><text:tab/><text:tab/>FILE: Number of bytes read=154425</text:p>
      <text:p text:style-name="Standard"><text:tab/><text:tab/>FILE: Number of bytes written=751423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6229872</text:p>
      <text:p text:style-name="Standard"><text:tab/><text:tab/>HDFS: Number of bytes written=114807</text:p>
      <text:p text:style-name="Standard"><text:tab/><text:tab/>HDFS: Number of read operations=8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1</text:p>
      <text:p text:style-name="Standard"><text:tab/><text:tab/>Launched reduce tasks=1</text:p>
      <text:p text:style-name="Standard"><text:tab/><text:tab/>Data-local map tasks=1</text:p>
      <text:p text:style-name="Standard"><text:tab/><text:tab/>Total time spent by all maps in occupied slots (ms)=60521325</text:p>
      <text:p text:style-name="Standard"><text:tab/><text:tab/>Total time spent by all reduces in occupied slots (ms)=1721</text:p>
      <text:p text:style-name="Standard"><text:tab/><text:tab/>Total time spent by all map tasks (ms)=60521325</text:p>
      <text:p text:style-name="Standard"><text:tab/><text:tab/>Total time spent by all reduce tasks (ms)=1721</text:p>
      <text:p text:style-name="Standard"><text:tab/><text:tab/>Total vcore-milliseconds taken by all map tasks=60521325</text:p>
      <text:p text:style-name="Standard"><text:tab/><text:tab/>Total vcore-milliseconds taken by all reduce tasks=1721</text:p>
      <text:p text:style-name="Standard"><text:tab/><text:tab/>Total megabyte-milliseconds taken by all map tasks=61973836800</text:p>
      <text:p text:style-name="Standard"><text:tab/><text:tab/>Total megabyte-milliseconds taken by all reduce tasks=1762304</text:p>
      <text:p text:style-name="Standard"><text:tab/>Map-Reduce Framework</text:p>
      <text:p text:style-name="Standard"><text:soft-page-break/><text:tab/><text:tab/>Map input records=68408</text:p>
      <text:p text:style-name="Standard"><text:tab/><text:tab/>Map output records=316968</text:p>
      <text:p text:style-name="Standard"><text:tab/><text:tab/>Map output bytes=3658359</text:p>
      <text:p text:style-name="Standard"><text:tab/><text:tab/>Map output materialized bytes=154425</text:p>
      <text:p text:style-name="Standard"><text:tab/><text:tab/>Input split bytes=121</text:p>
      <text:p text:style-name="Standard"><text:tab/><text:tab/>Combine input records=316968</text:p>
      <text:p text:style-name="Standard"><text:tab/><text:tab/>Combine output records=10920</text:p>
      <text:p text:style-name="Standard"><text:tab/><text:tab/>Reduce input groups=10920</text:p>
      <text:p text:style-name="Standard"><text:tab/><text:tab/>Reduce shuffle bytes=154425</text:p>
      <text:p text:style-name="Standard"><text:tab/><text:tab/>Reduce input records=10920</text:p>
      <text:p text:style-name="Standard"><text:tab/><text:tab/>Reduce output records=10920</text:p>
      <text:p text:style-name="Standard"><text:tab/><text:tab/>Spilled Records=21840</text:p>
      <text:p text:style-name="Standard"><text:tab/><text:tab/>Shuffled Maps =1</text:p>
      <text:p text:style-name="Standard"><text:tab/><text:tab/>Failed Shuffles=0</text:p>
      <text:p text:style-name="Standard"><text:tab/><text:tab/>Merged Map outputs=1</text:p>
      <text:p text:style-name="Standard"><text:tab/><text:tab/>GC time elapsed (ms)=800872</text:p>
      <text:p text:style-name="Standard"><text:tab/><text:tab/>CPU time spent (ms)=65208060</text:p>
      <text:p text:style-name="Standard"><text:tab/><text:tab/>Physical memory (bytes) snapshot=1087606784</text:p>
      <text:p text:style-name="Standard"><text:tab/><text:tab/>Virtual memory (bytes) snapshot=5364654080</text:p>
      <text:p text:style-name="Standard"><text:tab/><text:tab/>Total committed heap usage (bytes)=901775360</text:p>
      <text:p text:style-name="Standard"><text:tab/><text:tab/>Peak Map Physical memory (bytes)=911216640</text:p>
      <text:p text:style-name="Standard"><text:tab/><text:tab/>Peak Map Virtual memory (bytes)=2682712064</text:p>
      <text:p text:style-name="Standard"><text:tab/><text:tab/>Peak Reduce Physical memory (bytes)=192405504</text:p>
      <text:p text:style-name="Standard"><text:tab/><text:tab/>Peak Reduce Virtual memory (bytes)=2681942016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6229751</text:p>
      <text:p text:style-name="Standard"><text:tab/>File Output Format Counters </text:p>
      <text:p text:style-name="Standard"><text:tab/><text:tab/>Bytes Written=1148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0:01:08.825984665</meta:creation-date>
    <dc:date>2019-05-19T00:01:50.041337888</dc:date>
    <meta:editing-duration>PT42S</meta:editing-duration>
    <meta:editing-cycles>1</meta:editing-cycles>
    <meta:document-statistic meta:table-count="0" meta:image-count="0" meta:object-count="0" meta:page-count="4" meta:paragraph-count="146" meta:word-count="956" meta:character-count="7974" meta:non-whitespace-character-count="6977"/>
    <meta:generator>LibreOffice/6.0.7.3$Linux_X86_64 LibreOffice_project/00m0$Build-3</meta:generator>
  </office:meta>
</office:document-meta>
</file>